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ELIVERANCE OF THE GODLY (5:1-3, 7-8, 10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DELIVERANCE OF THE GODLY (5:1-3, 7-8, 10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etition (5:1-3, 7-8, 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etition (5:1-3, 7-8, 10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om he prays to (5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en he prays (5: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Where he prays (5:7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What he prays (5:8, 10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What he prays (5:8, 10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David asks the Lord to lead him in the right path (5:8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David asks the Lord to declare his enemies guilty (5:10).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petition (5:1-3, 7-8, 10)<text:s text:c="1"/></text:span><text:span text:style-name="a488" text:class-names=""/></text:p>
          </draw:text-box>
          <svg:title/>
          <svg:desc/>
        </draw:frame>
        <draw:frame draw:id="id92" presentation:style-name="a506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Whom he prays to (5:1-2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When he prays (5:3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Where he prays (5:7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What he prays (5:8, 10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THE DELIVERANCE OF THE GODLY (5:1-3, 7-8, 10-12)<text:s text:c="1"/></text:span><text:span text:style-name="a509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petition (5:1-3, 7-8, 10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praises (5:11-1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PSALM 5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THE DELIVERANCE OF THE GODLY (5:1-3, 7-8, 10-12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DESTRUCTION OF THE GODLESS (5:4-6, 9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DESTRUCTION OF THE GODLESS (5:4-6, 9):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Why (5:4-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Who (5:6, 9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PSALM 5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HE DELIVERANCE OF THE GODLY (5:1-3, 7-8, 10-12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DESTRUCTION OF THE GODLESS (5:4-6, 9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 </dc:title>
    <meta:initial-creator>David STRICKLAND</meta:initial-creator>
    <dc:creator>David STRICKLAND</dc:creator>
    <meta:creation-date>2020-02-22T19:32:06Z</meta:creation-date>
    <dc:date>2020-02-22T19:32:06Z</dc:date>
    <meta:template xlink:href="BibleStudy" xlink:type="simple"/>
    <meta:editing-cycles>1</meta:editing-cycles>
    <meta:editing-duration>PT0S</meta:editing-duration>
    <meta:document-statistic meta:paragraph-count="29" meta:word-count="253"/>
  </office:meta>
</office:document-meta>
</file>